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0.71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fo:min-height="0.45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7.893cm" svg:height="0.963cm" svg:x="2.251cm" svg:y="2.905cm">
          <draw:text-box>
            <text:p>remanent_parameters</text:p>
          </draw:text-box>
        </draw:frame>
        <draw:frame draw:style-name="gr2" draw:layer="layout" svg:width="2.191cm" svg:height="0.962cm" svg:x="9.382cm" svg:y="6.261cm">
          <draw:text-box>
            <text:p>config</text:p>
          </draw:text-box>
        </draw:frame>
        <draw:frame draw:style-name="gr3" draw:layer="layout" svg:width="7.893cm" svg:height="0.962cm" svg:x="11.522cm" svg:y="2.832cm">
          <draw:text-box>
            <text:p>remanent_parameters_sig</text:p>
          </draw:text-box>
        </draw:frame>
        <draw:line draw:style-name="gr4" draw:text-style-name="P1" draw:layer="layout" svg:x1="10.398cm" svg:y1="6.207cm" svg:x2="6.207cm" svg:y2="3.794cm">
          <text:p/>
        </draw:line>
        <draw:line draw:style-name="gr4" draw:text-style-name="P1" draw:layer="layout" svg:x1="10.398cm" svg:y1="6.207cm" svg:x2="13.7cm" svg:y2="3.667cm">
          <text:p/>
        </draw:line>
        <draw:line draw:style-name="gr4" draw:text-style-name="P1" draw:layer="layout" svg:x1="9.001cm" svg:y1="3.413cm" svg:x2="11.541cm" svg:y2="3.4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y Quyen</meta:initial-creator>
    <meta:creation-date>2015-02-02T11:47:56</meta:creation-date>
    <dc:date>2015-02-02T11:49:56</dc:date>
    <dc:creator>Ly Quyen</dc:creator>
    <meta:editing-duration>P0D</meta:editing-duration>
    <meta:editing-cycles>1</meta:editing-cycles>
    <meta:document-statistic meta:object-count="6"/>
    <meta:generator>LibreOffice/3.5$Linux_X86_64 LibreOffice_project/350m1$Build-2</meta:generator>
  </office:meta>
</office:document-meta>
</file>